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0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c4c4"/>
    </style:style>
    <style:style style:name="ce2" style:family="table-cell" style:parent-style-name="Default">
      <style:table-cell-properties fo:background-color="#ffde6a"/>
    </style:style>
    <style:style style:name="ce9" style:family="table-cell" style:parent-style-name="Default">
      <style:table-cell-properties fo:background-color="#43c330"/>
    </style:style>
    <style:style style:name="ce5" style:family="table-cell" style:parent-style-name="Default">
      <style:table-cell-properties fo:background-color="#ffce25"/>
    </style:style>
  </office:automatic-styles>
  <office:body>
    <office:spreadsheet>
      <table:calculation-settings table:automatic-find-labels="false" table:use-regular-expressions="false" table:use-wildcards="true"/>
      <table:table table:name="carte ZFEm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ode géographique</text:p>
          </table:table-cell>
          <table:table-cell office:value-type="string" calcext:value-type="string">
            <text:p>statut</text:p>
          </table:table-cell>
          <table:table-cell table:style-name="Default"/>
        </table:table-row>
        <table:table-row table:style-name="ro1">
          <table:table-cell office:value-type="float" office:value="91027" calcext:value-type="float">
            <text:p>9102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 office:value-type="string" calcext:value-type="string">
            <text:p>gris</text:p>
          </table:table-cell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1432" calcext:value-type="float">
            <text:p>91432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1479" calcext:value-type="float">
            <text:p>9147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1589" calcext:value-type="float">
            <text:p>9158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1687" calcext:value-type="float">
            <text:p>9168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05" calcext:value-type="float">
            <text:p>93005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07" calcext:value-type="float">
            <text:p>9300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13" calcext:value-type="float">
            <text:p>93013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14" calcext:value-type="float">
            <text:p>93014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15" calcext:value-type="float">
            <text:p>93015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30" calcext:value-type="float">
            <text:p>93030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31" calcext:value-type="float">
            <text:p>93031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33" calcext:value-type="float">
            <text:p>93033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46" calcext:value-type="float">
            <text:p>93046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47" calcext:value-type="float">
            <text:p>9304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49" calcext:value-type="float">
            <text:p>9304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50" calcext:value-type="float">
            <text:p>93050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51" calcext:value-type="float">
            <text:p>93051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57" calcext:value-type="float">
            <text:p>9305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59" calcext:value-type="float">
            <text:p>9305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62" calcext:value-type="float">
            <text:p>93062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1" calcext:value-type="float">
            <text:p>93071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2" calcext:value-type="float">
            <text:p>93072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3" calcext:value-type="float">
            <text:p>93073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4" calcext:value-type="float">
            <text:p>93074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7" calcext:value-type="float">
            <text:p>9307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8" calcext:value-type="float">
            <text:p>93078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3079" calcext:value-type="float">
            <text:p>9307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04" calcext:value-type="float">
            <text:p>94004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11" calcext:value-type="float">
            <text:p>94011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15" calcext:value-type="float">
            <text:p>94015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19" calcext:value-type="float">
            <text:p>9401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44" calcext:value-type="float">
            <text:p>94044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47" calcext:value-type="float">
            <text:p>9404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48" calcext:value-type="float">
            <text:p>94048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53" calcext:value-type="float">
            <text:p>94053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54" calcext:value-type="float">
            <text:p>94054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55" calcext:value-type="float">
            <text:p>94055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56" calcext:value-type="float">
            <text:p>94056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58" calcext:value-type="float">
            <text:p>94058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59" calcext:value-type="float">
            <text:p>9405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60" calcext:value-type="float">
            <text:p>94060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68" calcext:value-type="float">
            <text:p>94068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0" calcext:value-type="float">
            <text:p>94070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1" calcext:value-type="float">
            <text:p>94071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4" calcext:value-type="float">
            <text:p>94074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5" calcext:value-type="float">
            <text:p>94075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7" calcext:value-type="float">
            <text:p>94077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8" calcext:value-type="float">
            <text:p>94078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79" calcext:value-type="float">
            <text:p>94079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5018" calcext:value-type="float">
            <text:p>95018</text:p>
          </table:table-cell>
          <table:table-cell office:value-type="string" calcext:value-type="string">
            <text:p>commune libérée de l’obligation car en dehors du périmètre de la ZFEm de la MGP</text:p>
          </table:table-cell>
          <table:table-cell/>
        </table:table-row>
        <table:table-row table:style-name="ro1">
          <table:table-cell office:value-type="float" office:value="94034" calcext:value-type="float">
            <text:p>94034</text:p>
          </table:table-cell>
          <table:table-cell office:value-type="string" calcext:value-type="string">
            <text:p>commune obligée avec ZFEm avec mise en place différée</text:p>
          </table:table-cell>
          <table:table-cell table:style-name="ce2" office:value-type="string" calcext:value-type="string">
            <text:p>orange pâle</text:p>
          </table:table-cell>
        </table:table-row>
        <table:table-row table:style-name="ro1">
          <table:table-cell office:value-type="float" office:value="94037" calcext:value-type="float">
            <text:p>94037</text:p>
          </table:table-cell>
          <table:table-cell office:value-type="string" calcext:value-type="string">
            <text:p>commune obligée avec ZFEm avec mise en place différée</text:p>
          </table:table-cell>
          <table:table-cell table:style-name="ce2"/>
        </table:table-row>
        <table:table-row table:style-name="ro1">
          <table:table-cell office:value-type="float" office:value="94038" calcext:value-type="float">
            <text:p>94038</text:p>
          </table:table-cell>
          <table:table-cell office:value-type="string" calcext:value-type="string">
            <text:p>commune obligée avec ZFEm avec mise en place différée</text:p>
          </table:table-cell>
          <table:table-cell table:style-name="ce2"/>
        </table:table-row>
        <table:table-row table:style-name="ro1">
          <table:table-cell office:value-type="float" office:value="92002" calcext:value-type="float">
            <text:p>9200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04" calcext:value-type="float">
            <text:p>92004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12" calcext:value-type="float">
            <text:p>9201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14" calcext:value-type="float">
            <text:p>92014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22" calcext:value-type="float">
            <text:p>9202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24" calcext:value-type="float">
            <text:p>92024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26" calcext:value-type="float">
            <text:p>92026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32" calcext:value-type="float">
            <text:p>9203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40" calcext:value-type="float">
            <text:p>92040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46" calcext:value-type="float">
            <text:p>92046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47" calcext:value-type="float">
            <text:p>92047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48" calcext:value-type="float">
            <text:p>92048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50" calcext:value-type="float">
            <text:p>92050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51" calcext:value-type="float">
            <text:p>92051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63" calcext:value-type="float">
            <text:p>92063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71" calcext:value-type="float">
            <text:p>92071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72" calcext:value-type="float">
            <text:p>9207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75" calcext:value-type="float">
            <text:p>92075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76" calcext:value-type="float">
            <text:p>92076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2077" calcext:value-type="float">
            <text:p>92077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01" calcext:value-type="float">
            <text:p>93001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39" calcext:value-type="float">
            <text:p>93039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45" calcext:value-type="float">
            <text:p>93045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48" calcext:value-type="float">
            <text:p>93048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55" calcext:value-type="float">
            <text:p>93055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61" calcext:value-type="float">
            <text:p>93061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64" calcext:value-type="float">
            <text:p>93064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3070" calcext:value-type="float">
            <text:p>93070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02" calcext:value-type="float">
            <text:p>9400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03" calcext:value-type="float">
            <text:p>94003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16" calcext:value-type="float">
            <text:p>94016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18" calcext:value-type="float">
            <text:p>94018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43" calcext:value-type="float">
            <text:p>94043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52" calcext:value-type="float">
            <text:p>94052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67" calcext:value-type="float">
            <text:p>94067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69" calcext:value-type="float">
            <text:p>94069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73" calcext:value-type="float">
            <text:p>94073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76" calcext:value-type="float">
            <text:p>94076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94080" calcext:value-type="float">
            <text:p>94080</text:p>
          </table:table-cell>
          <table:table-cell office:value-type="string" calcext:value-type="string">
            <text:p>commune obligée avec ZFEm en vigueur</text:p>
          </table:table-cell>
          <table:table-cell table:style-name="ce9"/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commune obligée avec ZFEm en vigueur</text:p>
          </table:table-cell>
          <table:table-cell table:style-name="ce9" office:value-type="string" calcext:value-type="string">
            <text:p>vert intense</text:p>
          </table:table-cell>
        </table:table-row>
        <table:table-row table:style-name="ro1">
          <table:table-cell office:value-type="float" office:value="92007" calcext:value-type="float">
            <text:p>92007</text:p>
          </table:table-cell>
          <table:table-cell office:value-type="string" calcext:value-type="string">
            <text:p>commune obligée sans ZFEm</text:p>
          </table:table-cell>
          <table:table-cell table:style-name="ce5" office:value-type="string" calcext:value-type="string">
            <text:p>orange intense</text:p>
          </table:table-cell>
        </table:table-row>
        <table:table-row table:style-name="ro1">
          <table:table-cell office:value-type="float" office:value="92009" calcext:value-type="float">
            <text:p>92009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19" calcext:value-type="float">
            <text:p>92019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20" calcext:value-type="float">
            <text:p>92020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23" calcext:value-type="float">
            <text:p>92023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25" calcext:value-type="float">
            <text:p>92025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33" calcext:value-type="float">
            <text:p>92033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35" calcext:value-type="float">
            <text:p>92035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36" calcext:value-type="float">
            <text:p>92036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44" calcext:value-type="float">
            <text:p>92044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49" calcext:value-type="float">
            <text:p>92049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60" calcext:value-type="float">
            <text:p>92060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62" calcext:value-type="float">
            <text:p>92062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64" calcext:value-type="float">
            <text:p>92064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73" calcext:value-type="float">
            <text:p>92073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2078" calcext:value-type="float">
            <text:p>92078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06" calcext:value-type="float">
            <text:p>93006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08" calcext:value-type="float">
            <text:p>93008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10" calcext:value-type="float">
            <text:p>93010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27" calcext:value-type="float">
            <text:p>93027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29" calcext:value-type="float">
            <text:p>93029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53" calcext:value-type="float">
            <text:p>93053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63" calcext:value-type="float">
            <text:p>93063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3066" calcext:value-type="float">
            <text:p>93066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17" calcext:value-type="float">
            <text:p>94017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21" calcext:value-type="float">
            <text:p>94021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22" calcext:value-type="float">
            <text:p>94022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28" calcext:value-type="float">
            <text:p>94028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33" calcext:value-type="float">
            <text:p>94033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41" calcext:value-type="float">
            <text:p>94041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42" calcext:value-type="float">
            <text:p>94042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46" calcext:value-type="float">
            <text:p>94046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65" calcext:value-type="float">
            <text:p>94065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  <table:table-row table:style-name="ro1">
          <table:table-cell office:value-type="float" office:value="94081" calcext:value-type="float">
            <text:p>94081</text:p>
          </table:table-cell>
          <table:table-cell office:value-type="string" calcext:value-type="string">
            <text:p>commune obligée sans ZFEm</text:p>
          </table:table-cell>
          <table:table-cell table:style-name="ce5"/>
        </table:table-row>
      </table:table>
      <table:named-expressions/>
      <table:database-ranges>
        <table:database-range table:name="__Anonymous_Sheet_DB__0" table:target-range-address="'carte ZFEm_2'.A2:'carte ZFEm_2'.B1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21:15:59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1:18:20.157000000</meta:creation-date>
    <meta:editing-duration>P0D</meta:editing-duration>
    <meta:editing-cycles>1</meta:editing-cycles>
    <meta:generator>LibreOffice/6.1.6.3.M9$Windows_X86_64 LibreOffice_project/ba0884e6ed0832b75b86e5a1cd45ee961485837a</meta:generator>
    <meta:document-statistic meta:table-count="1" meta:cell-count="268" meta:object-count="0"/>
  </office:meta>
</office:document-meta>
</file>